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" svg:font-family="'Source code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weight="bold" officeooo:rsid="000ac511" officeooo:paragraph-rsid="000ac511" style:font-weight-asian="bold" style:font-weight-complex="bold"/>
    </style:style>
    <style:style style:name="P2" style:family="paragraph" style:parent-style-name="Standard">
      <style:text-properties style:font-name="Courier 10 Pitch" officeooo:rsid="000ac511" officeooo:paragraph-rsid="000ac511"/>
    </style:style>
    <style:style style:name="P3" style:family="paragraph" style:parent-style-name="Standard">
      <style:text-properties style:font-name="Courier 10 Pitch" fo:font-weight="normal" officeooo:rsid="000ac511" officeooo:paragraph-rsid="000ac51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YADNIKI P. 2016230069</text:p>
      <text:p text:style-name="P1"/>
      <text:p text:style-name="P1"/>
      <text:p text:style-name="P1">Lexi.l</text:p>
      <text:p text:style-name="P2"/>
      <text:p text:style-name="P2">%{</text:p>
      <text:p text:style-name="P2">#include&lt;stdio.h&gt;</text:p>
      <text:p text:style-name="P2">%}</text:p>
      <text:p text:style-name="P2">%%</text:p>
      <text:p text:style-name="P2">#define printf("\n CONSTANT = %s",yytext);</text:p>
      <text:p text:style-name="P2">#include|int|float|switch|for|while|else|if|void|case|break|printf|goto|struct|const|do|return|sizeof printf("\nKeyword - %s",yytext);</text:p>
      <text:p text:style-name="P2">[a-zA-Z|_]+[(a-zA-Z)|[0-9]|_]* printf("\nIdentifier - %s",yytext);</text:p>
      <text:p text:style-name="P2">[-,+]?[0-9]+ printf("\nConstants - %s",yytext);</text:p>
      <text:p text:style-name="P2">[!@#$^'"]+ printf("\nSpecial Chars - %s",yytext);</text:p>
      <text:p text:style-name="P2">[{|(]+ printf("\nLeft Parenthesis - %s",yytext);</text:p>
      <text:p text:style-name="P2">[}|)]+ printf("\nRight Parenthesis - %s",yytext);</text:p>
      <text:p text:style-name="P2">[\n\t]+ printf("\nESCAPE - %s",yytext);</text:p>
      <text:p text:style-name="P2">[ ] printf(" ");</text:p>
      <text:p text:style-name="P2">[+,-,*,/,=]+ printf("\nOperater - %s",yytext);</text:p>
      <text:p text:style-name="P2">[&lt;,&gt;,=,!]=? printf("\nRel operator - %s",yytext);</text:p>
      <text:p text:style-name="P2">[&amp;&amp;,||,!]+ printf("\nLogical operator - %s",yytext);</text:p>
      <text:p text:style-name="P2">[;]+ printf("\nDelimiter - %s",yytext);</text:p>
      <text:p text:style-name="P2">%%</text:p>
      <text:p text:style-name="P2">main(){yylex();}</text:p>
      <text:p text:style-name="P2"></text:p>
      <text:p text:style-name="P2"></text:p>
      <text:p text:style-name="P1">niki.c</text:p>
      <text:p text:style-name="P2">#include &lt;stdio.h&gt;</text:p>
      <text:p text:style-name="P2">void main () {</text:p>
      <text:p text:style-name="P2"><text:s text:c="3"/>int a0z = 5;</text:p>
      <text:p text:style-name="P2"><text:s text:c="3"/>if ( a&amp;&amp;b ) </text:p>
      <text:p text:style-name="P2"><text:s text:c="6"/>printf ("Line 1 - Condition is true \n");</text:p>
      <text:p text:style-name="P2"><text:s text:c="4"/>else </text:p>
      <text:p text:style-name="P2"><text:s text:c="6"/>printf ("Line 1 - Condition is not true \n");</text:p>
      <text:p text:style-name="P2"><text:s text:c="3"/>if ( a &lt; b )</text:p>
      <text:p text:style-name="P2"><text:s text:c="3"/>break;<text:tab/></text:p>
      <text:p text:style-name="P2">}</text:p>
      <text:p text:style-name="P2"></text:p>
      <text:p text:style-name="P2">//[&lt;(a-z)*.h&gt;]+ printf("\nLIBRARY func - %s",yytext);</text:p>
      <text:p text:style-name="P2"/>
      <text:p text:style-name="P2"/>
      <text:p text:style-name="P1">steps on Command Line:</text:p>
      <text:p text:style-name="P3">students@celab6-19:~$ flex lexi.l</text:p>
      <text:p text:style-name="P3">students@celab6-19:~$ gcc lex.yy.c -ll</text:p>
      <text:p text:style-name="P3">students@celab6-19:~$ ./a.out &lt; niki.c &gt;&gt; text69.txt</text:p>
      <text:p text:style-name="P2"/>
      <text:p text:style-name="P1">text69.txt</text:p>
      <text:p text:style-name="P3"></text:p>
      <text:p text:style-name="P3"><text:soft-page-break/>Keyword - #include </text:p>
      <text:p text:style-name="P3">Rel operator - &lt;</text:p>
      <text:p text:style-name="P3">Identifier - stdio.h</text:p>
      <text:p text:style-name="P3">Rel operator - &gt;</text:p>
      <text:p text:style-name="P3">ESCAPE - </text:p>
      <text:p text:style-name="P3"></text:p>
      <text:p text:style-name="P3">Keyword - void </text:p>
      <text:p text:style-name="P3">Identifier - main </text:p>
      <text:p text:style-name="P3">Left Parenthesis - (</text:p>
      <text:p text:style-name="P3">Right Parenthesis - ) </text:p>
      <text:p text:style-name="P3">Left Parenthesis - {</text:p>
      <text:p text:style-name="P3">ESCAPE - </text:p>
      <text:p text:style-name="P3"><text:s text:c="3"/></text:p>
      <text:p text:style-name="P3">Keyword - int </text:p>
      <text:p text:style-name="P3">Identifier - a0z </text:p>
      <text:p text:style-name="P3">Operater - = </text:p>
      <text:p text:style-name="P3">Constants - 5</text:p>
      <text:p text:style-name="P3">Delimiter - ;</text:p>
      <text:p text:style-name="P3">ESCAPE - </text:p>
      <text:p text:style-name="P3"><text:s text:c="3"/></text:p>
      <text:p text:style-name="P3">Keyword - if </text:p>
      <text:p text:style-name="P3">Left Parenthesis - (</text:p>
      <text:p text:style-name="P3">Indentifier - <text:s/>a</text:p>
      <text:p text:style-name="P3">Logical operator - &amp;&amp;</text:p>
      <text:p text:style-name="P3">Indentifier - b </text:p>
      <text:p text:style-name="P3">Right Parenthesis - ) </text:p>
      <text:p text:style-name="P3">ESCAPE - </text:p>
      <text:p text:style-name="P3"><text:s text:c="6"/></text:p>
      <text:p text:style-name="P3">Keyword - printf </text:p>
      <text:p text:style-name="P3">Left Parenthesis - (</text:p>
      <text:p text:style-name="P3">Special Chars - "</text:p>
      <text:p text:style-name="P3">Identifier - Line </text:p>
      <text:p text:style-name="P3">Constants - 1 - </text:p>
      <text:p text:style-name="P3">Identifier - Condition </text:p>
      <text:p text:style-name="P3">Identifier - is </text:p>
      <text:p text:style-name="P3">Identifier - true \n</text:p>
      <text:p text:style-name="P3">Special Chars - "</text:p>
      <text:p text:style-name="P3">Right Parenthesis - )</text:p>
      <text:p text:style-name="P3">Delimiter - ;</text:p>
      <text:p text:style-name="P3">ESCAPE - </text:p>
      <text:p text:style-name="P3"><text:s text:c="4"/></text:p>
      <text:p text:style-name="P3">Keyword - else </text:p>
      <text:p text:style-name="P3">ESCAPE - </text:p>
      <text:p text:style-name="P3"><text:s text:c="6"/></text:p>
      <text:p text:style-name="P3">Keyword - printf </text:p>
      <text:p text:style-name="P3">Left Parenthesis - (</text:p>
      <text:p text:style-name="P3">Special Chars - "</text:p>
      <text:p text:style-name="P3">Identifier - Line </text:p>
      <text:p text:style-name="P3">Constants - 1 - </text:p>
      <text:p text:style-name="P3">Identifier - Condition </text:p>
      <text:p text:style-name="P3"><text:soft-page-break/>Identifier - is </text:p>
      <text:p text:style-name="P3">Identifier - not </text:p>
      <text:p text:style-name="P3">Identifier - true \n</text:p>
      <text:p text:style-name="P3">Special Chars - "</text:p>
      <text:p text:style-name="P3">Right Parenthesis - )</text:p>
      <text:p text:style-name="P3">Delimiter - ;</text:p>
      <text:p text:style-name="P3">ESCAPE - </text:p>
      <text:p text:style-name="P3"><text:s text:c="3"/></text:p>
      <text:p text:style-name="P3">Keyword - if </text:p>
      <text:p text:style-name="P3">Left Parenthesis - (</text:p>
      <text:p text:style-name="P3">Indentifier - a </text:p>
      <text:p text:style-name="P3">Rel operator - &lt; </text:p>
      <text:p text:style-name="P3">Indentifier - b </text:p>
      <text:p text:style-name="P3">Right Parenthesis - )</text:p>
      <text:p text:style-name="P3">ESCAPE - </text:p>
      <text:p text:style-name="P3"><text:s text:c="3"/></text:p>
      <text:p text:style-name="P3">Keyword - break</text:p>
      <text:p text:style-name="P3">Delimiter - ;</text:p>
      <text:p text:style-name="P3">ESCAPE - <text:tab/></text:p>
      <text:p text:style-name="P3"></text:p>
      <text:p text:style-name="P3">Right Parenthesis - }</text:p>
      <text:p text:style-name="P3">ESCAPE - </text:p>
      <text:p text:style-name="P3"></text:p>
      <text:p text:style-name="P3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" svg:font-family="'Source code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07:30.028479171</meta:creation-date>
    <dc:date>2018-02-26T16:11:01.338978750</dc:date>
    <meta:editing-duration>P0D</meta:editing-duration>
    <meta:editing-cycles>1</meta:editing-cycles>
    <meta:generator>LibreOffice/4.2.3.3$Linux_X86_64 LibreOffice_project/420m0$Build-3</meta:generator>
    <meta:document-statistic meta:table-count="0" meta:image-count="0" meta:object-count="0" meta:page-count="3" meta:paragraph-count="116" meta:word-count="335" meta:character-count="2316" meta:non-whitespace-character-count="1865"/>
  </office:meta>
</office:document-meta>
</file>